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15.875cm" svg:height="19.05cm" svg:x="2.905cm" svg:y="5.4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.445cm" svg:height="3.81cm" svg:x="15.605cm" svg:y="9.255cm">
          <text:p text:style-name="P1">JSON</text:p>
          <text:p text:style-name="P1">Array()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445cm" svg:height="3.81cm" svg:x="2.27cm" svg:y="9.255cm">
          <text:p text:style-name="P1">- Dossier</text:p>
          <text:p text:style-name="P1">- Filtre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715cm" svg:height="5.08cm" svg:x="7.985cm" svg:y="4.81cm">
          <text:p text:style-name="P1">Module</text:p>
          <text:p text:style-name="P1">d´identification</text:p>
          <draw:enhanced-geometry svg:viewBox="0 0 21600 21600" draw:text-areas="0 0 21600 ?f0" draw:type="down-arrow-callout" draw:modifiers="11183.8056680162 5400 17319.7674418605 7703.55596378428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1" draw:layer="layout" svg:width="6.985cm" svg:height="2.54cm" svg:x="7.35cm" svg:y="9.89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3.81cm" svg:x="4.81cm" svg:y="21.955cm">
          <text:p text:style-name="P1">Module</text:p>
          <text:p text:style-name="P1">function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" draw:text-style-name="P1" draw:layer="layout" svg:width="2.54cm" svg:height="3.81cm" svg:x="7.985cm" svg:y="21.955cm">
          <text:p text:style-name="P1">Module</text:p>
          <text:p text:style-name="P1">TreeView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" draw:text-style-name="P1" draw:layer="layout" svg:width="2.54cm" svg:height="3.81cm" svg:x="11.16cm" svg:y="21.955cm">
          <text:p text:style-name="P1">Module</text:p>
          <text:p text:style-name="P1">Galerie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" draw:text-style-name="P1" draw:layer="layout" svg:width="2.54cm" svg:height="3.81cm" svg:x="14.335cm" svg:y="21.955cm">
          <text:p text:style-name="P1">Module</text:p>
          <text:p text:style-name="P1">Function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" draw:text-style-name="P1" draw:layer="layout" svg:width="12.065cm" svg:height="9.525cm" svg:x="4.81cm" svg:y="12.43cm">
          <text:p text:style-name="P1">Gestionnaire de module</text:p>
          <text:p text:style-name="P1">Chaque module respecte une structure :</text:p>
          <text:p text:style-name="P1">./Plugins/</text:p>
          <text:p text:style-name="P1"><text:s text:c="17"/>ModuleName/</text:p>
          <text:p text:style-name="P1"><text:s text:c="17"/>core.php</text:p>
          <text:p text:style-name="P1"><text:s text:c="14"/>core.js</text:p>
          <text:p text:style-name="P1"><text:s text:c="21"/>setting.php</text:p>
          <text:p text:style-name="P1"><text:s text:c="23"/>manage.php</text:p>
          <text:p text:style-name="P1"><text:s text:c="19"/>array.conf</text:p>
          <draw:enhanced-geometry svg:viewBox="0 0 21600 21600" draw:text-areas="0 ?f0 21600 21600" draw:type="up-arrow-callout" draw:modifiers="2564.51816082301 8777.25083364209 1813.98278395969 9799.629492404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tfic </meta:initial-creator>
    <meta:creation-date>2009-10-26T20:04:21</meta:creation-date>
    <dc:date>2009-10-26T20:53:29</dc:date>
    <dc:creator>sctfic </dc:creator>
    <meta:editing-duration>PT00H49M11S</meta:editing-duration>
    <meta:editing-cycles>3</meta:editing-cycles>
    <meta:generator>OpenOffice.org/3.1$Linux OpenOffice.org_project/310m19$Build-9420</meta:generator>
    <meta:document-statistic meta:object-count="10"/>
  </office:meta>
</office:document-meta>
</file>